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2.2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middle" fo:padding-top="0.55cm" fo:padding-bottom="0.55cm" fo:padding-left="0.39cm" fo:padding-right="0.39cm"/>
    </style:style>
    <style:style style:name="gr16" style:family="graphic" style:parent-style-name="standard">
      <style:graphic-properties draw:fill-color="#000000" draw:textarea-horizontal-align="left" draw:textarea-vertical-align="middle" fo:padding-top="0.55cm" fo:padding-bottom="0.55cm" fo:padding-left="0.39cm" fo:padding-right="0.39cm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gr18" style:family="graphic" style:parent-style-name="standard">
      <style:graphic-properties svg:stroke-color="#b3b3b3" draw:textarea-horizontal-align="center" draw:textarea-vertical-align="middle"/>
    </style:style>
    <style:style style:name="gr19" style:family="graphic" style:parent-style-name="standard">
      <style:graphic-properties draw:stroke="dash" draw:stroke-dash="Normal_20_gestrichelt" draw:fill="none" draw:textarea-horizontal-align="center" draw:textarea-vertical-align="middle"/>
    </style:style>
    <style:style style:name="gr20" style:family="graphic" style:parent-style-name="standard">
      <style:graphic-properties draw:stroke="none" draw:fill="solid" draw:fill-color="#dc2300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fill-gradient-name="Gradient_20_7" draw:textarea-horizontal-align="center" draw:textarea-vertical-align="middle"/>
    </style:style>
    <style:style style:name="gr22" style:family="graphic" style:parent-style-name="standard">
      <style:graphic-properties draw:fill="solid" draw:fill-color="#ffffff" draw:fill-gradient-name="Gradient_20_8" draw:textarea-horizontal-align="center" draw:textarea-vertical-align="middle"/>
    </style:style>
    <style:style style:name="gr23" style:family="graphic" style:parent-style-name="standard">
      <style:graphic-properties draw:fill="solid" draw:fill-color="#ffcc99" draw:fill-gradient-name="Gradient_20_8" draw:textarea-horizontal-align="center" draw:textarea-vertical-align="middle"/>
    </style:style>
    <style:style style:name="gr24" style:family="graphic" style:parent-style-name="standard">
      <style:graphic-properties draw:fill="solid" draw:fill-color="#94bd5e" draw:fill-gradient-name="Gradient_20_8" draw:textarea-horizontal-align="center" draw:textarea-vertical-align="middle"/>
    </style:style>
    <style:style style:name="gr25" style:family="graphic" style:parent-style-name="standard">
      <style:graphic-properties draw:fill="solid" draw:fill-color="#99ccff" draw:fill-gradient-name="Gradient_20_8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text-properties fo:font-size="10pt" fo:font-weight="bold" style:font-size-asian="18pt" style:font-size-complex="18pt"/>
    </style:style>
    <style:style style:name="P6" style:family="paragraph">
      <style:paragraph-properties fo:text-align="center"/>
      <style:text-properties fo:font-size="10pt" fo:font-weight="bold" style:font-size-asian="18pt" style:font-size-complex="18pt"/>
    </style:style>
    <style:style style:name="P7" style:family="paragraph">
      <style:text-properties fo:font-size="12pt" fo:font-weight="bold" style:font-size-asian="18pt" style:font-size-complex="18pt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2pt" fo:font-weight="bold" style:font-size-asian="18pt" style:font-size-complex="18pt"/>
    </style:style>
    <style:style style:name="P10" style:family="paragraph">
      <style:paragraph-properties fo:text-align="center"/>
      <style:text-properties fo:font-weight="bold"/>
    </style:style>
    <style:style style:name="P11" style:family="paragraph">
      <style:paragraph-properties fo:text-align="center"/>
      <style:text-properties fo:font-style="italic" style:font-style-asian="italic" style:font-style-complex="italic"/>
    </style:style>
    <style:style style:name="P12" style:family="paragraph">
      <style:paragraph-properties fo:text-align="center"/>
      <style:text-properties fo:font-family="Helvetica" style:font-family-generic="swiss" style:font-pitch="variable"/>
    </style:style>
    <style:style style:name="P13" style:family="paragraph">
      <style:paragraph-properties fo:text-align="start">
        <style:tab-stops>
          <style:tab-stop style:position="11.74cm" style:type="right"/>
        </style:tab-stops>
      </style:paragraph-properties>
    </style:style>
    <style:style style:name="P14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P15" style:family="paragraph">
      <style:text-properties fo:font-family="Helvetica" style:font-family-generic="swiss" style:font-pitch="variable"/>
    </style:style>
    <style:style style:name="P16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P17" style:family="paragraph">
      <style:paragraph-properties fo:text-align="start">
        <style:tab-stops>
          <style:tab-stop style:position="11.74cm" style:type="right"/>
        </style:tab-stops>
      </style:paragraph-properties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P18" style:family="paragraph">
      <style:text-properties fo:font-family="Helvetica" style:font-family-generic="swiss" style:font-pitch="variable" fo:font-size="10pt"/>
    </style:style>
    <style:style style:name="P19" style:family="paragraph">
      <style:paragraph-properties fo:text-align="start">
        <style:tab-stops>
          <style:tab-stop style:position="1.57cm"/>
          <style:tab-stop style:position="11.74cm" style:type="right"/>
        </style:tab-stops>
      </style:paragraph-properties>
    </style:style>
    <style:style style:name="P20" style:family="paragraph">
      <style:paragraph-properties fo:text-align="start">
        <style:tab-stops>
          <style:tab-stop style:position="1.605cm"/>
          <style:tab-stop style:position="11.74cm" style:type="right"/>
        </style:tab-stops>
      </style:paragraph-properties>
    </style:style>
    <style:style style:name="P21" style:family="paragraph">
      <style:paragraph-properties fo:text-align="center"/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style:style style:name="P22" style:family="paragraph">
      <style:paragraph-properties fo:text-align="center"/>
      <style:text-properties fo:font-size="11pt" style:font-size-asian="18pt" style:font-size-complex="18pt"/>
    </style:style>
    <style:style style:name="P23" style:family="paragraph">
      <style:paragraph-properties fo:text-align="center"/>
      <style:text-properties fo:font-size="11pt" fo:font-weight="bold" style:font-size-asian="18pt" style:font-size-complex="18pt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8pt" style:font-size-complex="18pt"/>
    </style:style>
    <style:style style:name="T4" style:family="text">
      <style:text-properties fo:font-size="12pt" fo:font-weight="bold" style:font-size-asian="18pt" style:font-size-complex="18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b3b3b3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8" style:family="text">
      <style:text-properties fo:font-family="Helvetica" style:font-family-generic="swiss" style:font-pitch="variable"/>
    </style:style>
    <style:style style:name="T9" style:family="text">
      <style:text-properties fo:color="#ffffff" fo:font-family="Helvetica" style:font-family-generic="swiss" style:font-pitch="variable" fo:font-size="22.2000007629395pt" fo:font-weight="bold" style:font-size-asian="18pt" style:font-size-complex="18pt"/>
    </style:style>
    <style:style style:name="T10" style:family="text">
      <style:text-properties fo:color="#ffffff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1" style:family="text">
      <style:text-properties fo:color="#000000" fo:font-family="Helvetica" style:font-family-generic="swiss" style:font-pitch="variable" fo:font-size="22.2000007629395pt" fo:font-weight="bold" style:font-size-asian="18pt" style:font-size-complex="18pt"/>
    </style:style>
    <style:style style:name="T12" style:family="text">
      <style:text-properties fo:font-family="Helvetica" style:font-family-generic="swiss" style:font-pitch="variable" fo:font-size="10pt"/>
    </style:style>
    <style:style style:name="T13" style:family="text">
      <style:text-properties fo:color="#000000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4" style:family="text">
      <style:text-properties fo:color="#999999" fo:font-family="Helvetica" style:font-family-generic="swiss" style:font-pitch="variable" fo:font-size="22.2000007629395pt" fo:font-weight="normal" style:font-size-asian="18pt" style:font-weight-asian="normal" style:font-size-complex="18pt" style:font-weight-complex="normal"/>
    </style:style>
    <style:style style:name="T15" style:family="text">
      <style:text-properties fo:color="#ffffff" fo:font-family="Helvetica" style:font-family-generic="swiss" style:font-pitch="variable" fo:font-size="18.8999996185303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11.698cm" svg:y="7.5cm">
            <text:p text:style-name="P1"><text:span text:style-name="T1">Item</text:span></text:p>
          </draw:rect>
          <draw:rect draw:style-name="gr2" draw:text-style-name="P4" draw:layer="layout" svg:width="4cm" svg:height="3.5cm" svg:x="11.698cm" svg:y="8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6.698cm" svg:y="2.5cm">
            <text:p text:style-name="P1"><text:span text:style-name="T1">Note</text:span></text:p>
          </draw:rect>
          <draw:rect draw:style-name="gr2" draw:text-style-name="P4" draw:layer="layout" svg:width="4cm" svg:height="3.5cm" svg:x="16.698cm" svg:y="3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6.698cm" svg:y="7.5cm">
            <text:p text:style-name="P1"><text:span text:style-name="T1">NoteItem</text:span></text:p>
          </draw:rect>
          <draw:rect draw:style-name="gr2" draw:text-style-name="P4" draw:layer="layout" svg:width="4cm" svg:height="3.5cm" svg:x="16.698cm" svg:y="8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21.698cm" svg:y="2.5cm">
            <text:p text:style-name="P1"><text:span text:style-name="T1">Location</text:span></text:p>
          </draw:rect>
          <draw:rect draw:style-name="gr2" draw:text-style-name="P4" draw:layer="layout" svg:width="4cm" svg:height="3.5cm" svg:x="21.698cm" svg:y="3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3" draw:text-style-name="P2" draw:layer="layout" svg:width="4cm" svg:height="0.5cm" svg:x="21.698cm" svg:y="12.5cm">
            <text:p text:style-name="P1"><text:span text:style-name="T1">Checkin</text:span></text:p>
          </draw:rect>
          <draw:rect draw:style-name="gr4" draw:text-style-name="P4" draw:layer="layout" svg:width="4cm" svg:height="3.5cm" svg:x="21.698cm" svg:y="13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21.698cm" svg:y="7.5cm">
            <text:p text:style-name="P1"><text:span text:style-name="T1">ItemIndex</text:span></text:p>
          </draw:rect>
          <draw:rect draw:style-name="gr2" draw:text-style-name="P4" draw:layer="layout" svg:width="4cm" svg:height="3.5cm" svg:x="21.698cm" svg:y="8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  <text:p text:style-name="P3"><text:span text:style-name="T2">Required to sort the </text:span></text:p>
            <text:p text:style-name="P3"><text:span text:style-name="T2">note depending on</text:span></text:p>
            <text:p text:style-name="P3"><text:span text:style-name="T2">location.</text:span></text:p>
          </draw:rect>
        </draw:g>
        <draw:g>
          <draw:rect draw:style-name="gr3" draw:text-style-name="P2" draw:layer="layout" svg:width="4cm" svg:height="0.5cm" svg:x="16.698cm" svg:y="12.5cm">
            <text:p text:style-name="P1"><text:span text:style-name="T1">Tick</text:span></text:p>
          </draw:rect>
          <draw:rect draw:style-name="gr4" draw:text-style-name="P4" draw:layer="layout" svg:width="4cm" svg:height="3.5cm" svg:x="16.698cm" svg:y="13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698cm" svg:y="12.5cm">
            <text:p text:style-name="P1"><text:span text:style-name="T1">UserProfile</text:span></text:p>
          </draw:rect>
          <draw:rect draw:style-name="gr2" draw:text-style-name="P4" draw:layer="layout" svg:width="4cm" svg:height="3.5cm" svg:x="6.698cm" svg:y="13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text-style-name="P5" draw:layer="layout" svg:width="1.226cm" svg:height="0.645cm" svg:x="13.085cm" svg:y="1cm">
          <draw:text-box>
            <text:p><text:span text:style-name="T3">Item</text:span></text:p>
          </draw:text-box>
        </draw:frame>
        <draw:frame draw:style-name="gr5" draw:text-style-name="P6" draw:layer="layout" svg:width="1.285cm" svg:height="0.645cm" svg:x="18.056cm" svg:y="1cm">
          <draw:text-box>
            <text:p text:style-name="P1"><text:span text:style-name="T3">Note</text:span></text:p>
          </draw:text-box>
        </draw:frame>
        <draw:frame draw:style-name="gr5" draw:text-style-name="P6" draw:layer="layout" svg:width="1.971cm" svg:height="0.645cm" svg:x="22.713cm" svg:y="1.001cm">
          <draw:text-box>
            <text:p text:style-name="P1"><text:span text:style-name="T3">Location</text:span></text:p>
          </draw:text-box>
        </draw:frame>
        <draw:frame draw:style-name="gr5" draw:text-style-name="P5" draw:layer="layout" svg:width="1.285cm" svg:height="0.645cm" svg:x="8.056cm" svg:y="1.001cm">
          <draw:text-box>
            <text:p><text:span text:style-name="T3">User</text:span></text:p>
          </draw:text-box>
        </draw:frame>
        <draw:frame draw:style-name="gr6" draw:layer="layout" svg:width="4cm" svg:height="2.5cm" svg:x="21.698cm" svg:y="17.5cm">
          <draw:text-box>
            <text:p>Checkin</text:p>
            <text:p>Sort NoteItems</text:p>
            <text:p>Tick</text:p>
            <text:p>Delete ItemIndex</text:p>
          </draw:text-box>
        </draw:frame>
        <draw:frame draw:style-name="gr6" draw:layer="layout" svg:width="4cm" svg:height="2.5cm" svg:x="16.698cm" svg:y="17.5cm">
          <draw:text-box>
            <text:p>Create Note</text:p>
            <text:p>Delete Note</text:p>
            <text:p>Add or remove Item (=create NoteItem)</text:p>
            <text:p>Delete NoteItem</text:p>
          </draw:text-box>
        </draw:frame>
        <draw:frame draw:style-name="gr6" draw:layer="layout" svg:width="4cm" svg:height="2.5cm" svg:x="11.698cm" svg:y="17.5cm">
          <draw:text-box>
            <text:p>Create Item</text:p>
            <text:p>Delete Item</text:p>
          </draw:text-box>
        </draw:frame>
        <draw:frame draw:style-name="gr6" draw:layer="layout" svg:width="4cm" svg:height="2.5cm" svg:x="6.698cm" svg:y="17.5cm">
          <draw:text-box>
            <text:p>Login</text:p>
          </draw:text-box>
        </draw:frame>
        <draw:frame draw:style-name="gr5" draw:text-style-name="P7" draw:layer="layout" svg:width="1.984cm" svg:height="0.721cm" svg:x="2.758cm" svg:y="1cm">
          <draw:text-box>
            <text:p><text:span text:style-name="T4">Module</text:span></text:p>
          </draw:text-box>
        </draw:frame>
        <draw:frame draw:style-name="gr5" draw:text-style-name="P9" draw:layer="layout" svg:width="1.421cm" svg:height="0.721cm" svg:x="3.321cm" svg:y="2.5cm">
          <draw:text-box>
            <text:p text:style-name="P8"><text:span text:style-name="T4">Data</text:span></text:p>
          </draw:text-box>
        </draw:frame>
        <draw:frame draw:style-name="gr5" draw:text-style-name="P9" draw:layer="layout" svg:width="2.242cm" svg:height="0.721cm" svg:x="2.5cm" svg:y="17.5cm">
          <draw:text-box>
            <text:p text:style-name="P8"><text:span text:style-name="T4">Services</text:span></text:p>
          </draw:text-box>
        </draw:frame>
        <draw:line draw:style-name="gr7" draw:text-style-name="P1" draw:layer="layout" svg:x1="28.7cm" svg:y1="2cm" svg:x2="1cm" svg:y2="2cm">
          <text:p/>
        </draw:line>
        <draw:line draw:style-name="gr7" draw:text-style-name="P1" draw:layer="layout" svg:x1="28.7cm" svg:y1="17cm" svg:x2="1cm" svg:y2="17cm">
          <text:p/>
        </draw:line>
        <draw:line draw:style-name="gr7" draw:text-style-name="P1" draw:layer="layout" svg:x1="5.5cm" svg:y1="1cm" svg:x2="5.5cm" svg:y2="20cm">
          <text:p/>
        </draw:line>
      </draw:page>
      <draw:page draw:name="Execution Flow" draw:style-name="dp1" draw:master-page-name="Standard">
        <draw:rect draw:style-name="gr8" draw:text-style-name="P10" draw:id="id1" draw:layer="layout" svg:width="4cm" svg:height="3cm" svg:x="6.499cm" svg:y="5cm">
          <text:p text:style-name="P1"><text:span text:style-name="T5">Index</text:span></text:p>
        </draw:rect>
        <draw:rect draw:style-name="gr8" draw:text-style-name="P10" draw:id="id4" draw:layer="layout" svg:width="4cm" svg:height="3cm" svg:x="12.999cm" svg:y="5cm">
          <text:p text:style-name="P1"><text:span text:style-name="T5">Note</text:span></text:p>
        </draw:rect>
        <draw:rect draw:style-name="gr8" draw:text-style-name="P10" draw:id="id7" draw:layer="layout" svg:width="4cm" svg:height="3cm" svg:x="21.5cm" svg:y="5cm">
          <text:p text:style-name="P1"><text:span text:style-name="T5">Edit</text:span></text:p>
        </draw:rect>
        <draw:custom-shape draw:style-name="gr9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9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10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11" draw:text-style-name="P11" draw:id="id15" draw:layer="layout" svg:width="4cm" svg:height="2.5cm" svg:x="6.999cm" svg:y="1.5cm">
          <text:p text:style-name="P1"><text:span text:style-name="T6">Display a list of all</text:span></text:p>
          <text:p text:style-name="P1"><text:span text:style-name="T6">notes and provide a</text:span></text:p>
          <text:p text:style-name="P1"><text:span text:style-name="T6">textfield to create a </text:span></text:p>
          <text:p text:style-name="P1"><text:span text:style-name="T6">new note.</text:span></text:p>
        </draw:rect>
        <draw:rect draw:style-name="gr11" draw:text-style-name="P11" draw:id="id16" draw:layer="layout" svg:width="4cm" svg:height="2.5cm" svg:x="13.499cm" svg:y="1.5cm">
          <text:p text:style-name="P1"><text:span text:style-name="T6">Display all items of the </text:span></text:p>
          <text:p text:style-name="P1"><text:span text:style-name="T6">note. Items are shown</text:span></text:p>
          <text:p text:style-name="P1"><text:span text:style-name="T6">in ticked and non-ticked</text:span></text:p>
          <text:p text:style-name="P1"><text:span text:style-name="T6">state.</text:span></text:p>
        </draw:rect>
        <draw:rect draw:style-name="gr11" draw:text-style-name="P11" draw:id="id17" draw:layer="layout" svg:width="4cm" svg:height="2.5cm" svg:x="22cm" svg:y="1.5cm">
          <text:p text:style-name="P1"><text:span text:style-name="T6">Select or de-select items</text:span></text:p>
          <text:p text:style-name="P1"><text:span text:style-name="T6">for the note. Create new</text:span></text:p>
          <text:p text:style-name="P1"><text:span text:style-name="T6">items. Enter attributes</text:span></text:p>
          <text:p text:style-name="P1"><text:span text:style-name="T6">fore each item (e.g.</text:span></text:p>
          <text:p text:style-name="P1"><text:span text:style-name="T6">quantity).</text:span></text:p>
        </draw:rect>
        <draw:custom-shape draw:style-name="gr12" draw:text-style-name="P1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3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2" draw:text-style-name="P1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3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2" draw:text-style-name="P1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3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2" draw:text-style-name="P1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3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2" draw:text-style-name="P1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3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2" draw:text-style-name="P1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3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3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2" draw:text-style-name="P1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3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2" draw:text-style-name="P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3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2" draw:text-style-name="P1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3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2" draw:text-style-name="P1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3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2" draw:text-style-name="P1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3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3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4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4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4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  <draw:page draw:name="Screen Metrics" draw:style-name="dp1" draw:master-page-name="Standard">
        <draw:line draw:style-name="gr7" draw:text-style-name="P12" draw:layer="layout" svg:x1="22.5cm" svg:y1="9.52cm" svg:x2="24cm" svg:y2="9.52cm">
          <text:p/>
        </draw:line>
        <draw:rect draw:style-name="gr15" draw:text-style-name="P14" draw:layer="layout" svg:width="12.5cm" svg:height="1.88cm" svg:x="9cm" svg:y="7.64cm">
          <text:p text:style-name="P13"><text:span text:style-name="T7">Create new list</text:span></text:p>
        </draw:rect>
        <draw:frame draw:style-name="gr5" draw:text-style-name="P15" draw:layer="layout" svg:width="4.939cm" svg:height="0.602cm" svg:x="1.061cm" svg:y="1cm">
          <draw:text-box>
            <text:p><text:span text:style-name="T8">Factor: 0,039130434782609</text:span></text:p>
          </draw:text-box>
        </draw:frame>
        <draw:frame draw:style-name="gr5" draw:text-style-name="P15" draw:layer="layout" svg:width="4.388cm" svg:height="2.006cm" svg:x="1.5cm" svg:y="4cm">
          <draw:text-box>
            <text:p><text:span text:style-name="T8">Font-size: 20px</text:span></text:p>
            <text:p><text:span text:style-name="T8">Padding horizontal: 14px</text:span></text:p>
            <text:p><text:span text:style-name="T8">Padding vertical: 10px</text:span></text:p>
            <text:p><text:span text:style-name="T8">Font-family: Helvetica</text:span></text:p>
            <text:p><text:span text:style-name="T8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LISTS</text:span><text:span text:style-name="T9"><text:tab/></text:span><text:span text:style-name="T10">EDIT</text:span></text:p>
        </draw:rect>
        <draw:rect draw:style-name="gr15" draw:text-style-name="P17" draw:layer="layout" svg:width="12.5cm" svg:height="1.88cm" svg:x="9cm" svg:y="3.88cm">
          <text:p text:style-name="P13"><text:span text:style-name="T11">Einkaufszettel</text:span></text:p>
        </draw:rect>
        <draw:rect draw:style-name="gr15" draw:text-style-name="P17" draw:layer="layout" svg:width="12.5cm" svg:height="1.88cm" svg:x="9cm" svg:y="5.76cm">
          <text:p text:style-name="P13"><text:span text:style-name="T11">Metro Liste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rect draw:style-name="gr19" draw:text-style-name="P1" draw:layer="layout" svg:width="13.5cm" svg:height="2.5cm" svg:x="8.5cm" svg:y="1.5cm">
          <text:p/>
        </draw:rect>
        <draw:rect draw:style-name="gr19" draw:text-style-name="P1" draw:layer="layout" svg:width="13.5cm" svg:height="4cm" svg:x="8.5cm" svg:y="4cm">
          <text:p/>
        </draw:rect>
        <draw:rect draw:style-name="gr19" draw:text-style-name="P1" draw:layer="layout" svg:width="13.5cm" svg:height="1.5cm" svg:x="8.5cm" svg:y="8cm">
          <text:p/>
        </draw:rect>
      </draw:page>
      <draw:page draw:name="page4" draw:style-name="dp1" draw:master-page-name="Standard">
        <draw:rect draw:style-name="gr15" draw:text-style-name="P14" draw:layer="layout" svg:width="12.5cm" svg:height="1.88cm" svg:x="9cm" svg:y="7.64cm">
          <text:p text:style-name="P13"><text:span text:style-name="T7">Create new item</text:span></text:p>
        </draw:rect>
        <draw:frame draw:style-name="gr5" draw:text-style-name="P18" draw:layer="layout" svg:width="4.939cm" svg:height="0.602cm" svg:x="1.061cm" svg:y="1cm">
          <draw:text-box>
            <text:p><text:span text:style-name="T12">Factor: 0,039130434782609</text:span></text:p>
          </draw:text-box>
        </draw:frame>
        <draw:frame draw:style-name="gr5" draw:text-style-name="P18" draw:layer="layout" svg:width="4.388cm" svg:height="2.006cm" svg:x="1.5cm" svg:y="4cm">
          <draw:text-box>
            <text:p><text:span text:style-name="T12">Font-size: 20px</text:span></text:p>
            <text:p><text:span text:style-name="T12">Padding horizontal: 14px</text:span></text:p>
            <text:p><text:span text:style-name="T12">Padding vertical: 10px</text:span></text:p>
            <text:p><text:span text:style-name="T12">Font-family: Helvetica</text:span></text:p>
            <text:p><text:span text:style-name="T12"/></text:p>
          </draw:text-box>
        </draw:frame>
        <draw:rect draw:style-name="gr16" draw:text-style-name="P16" draw:layer="layout" svg:width="12.5cm" svg:height="1.88cm" svg:x="9cm" svg:y="2cm">
          <text:p text:style-name="P13"><text:span text:style-name="T9">EINKAUFSZETTEL</text:span><text:span text:style-name="T9"><text:tab/></text:span><text:span text:style-name="T10">DONE</text:span></text:p>
        </draw:rect>
        <draw:rect draw:style-name="gr15" draw:text-style-name="P17" draw:layer="layout" svg:width="12.5cm" svg:height="1.88cm" svg:x="9cm" svg:y="3.88cm">
          <text:p text:style-name="P19"><text:span text:style-name="T13">2l</text:span><text:span text:style-name="T13"><text:tab/></text:span><text:span text:style-name="T11">Milch</text:span></text:p>
        </draw:rect>
        <draw:rect draw:style-name="gr15" draw:text-style-name="P17" draw:layer="layout" svg:width="12.5cm" svg:height="1.88cm" svg:x="9cm" svg:y="5.76cm">
          <text:p text:style-name="P20"><text:span text:style-name="T14">?</text:span><text:span text:style-name="T11"><text:tab/></text:span><text:span text:style-name="T11">Wasser</text:span></text:p>
        </draw:rect>
        <draw:rect draw:style-name="gr17" draw:text-style-name="P12" draw:layer="layout" svg:width="12.5cm" svg:height="18cm" svg:x="9cm" svg:y="2cm">
          <text:p/>
        </draw:rect>
        <draw:line draw:style-name="gr18" draw:text-style-name="P12" draw:layer="layout" svg:x1="9cm" svg:y1="7.64cm" svg:x2="21.52cm" svg:y2="7.64cm">
          <text:p/>
        </draw:line>
        <draw:line draw:style-name="gr18" draw:text-style-name="P12" draw:layer="layout" svg:x1="9cm" svg:y1="5.76cm" svg:x2="21.52cm" svg:y2="5.76cm">
          <text:p/>
        </draw:line>
        <draw:rect draw:style-name="gr17" draw:text-style-name="P12" draw:layer="layout" svg:width="12.5cm" svg:height="18cm" svg:x="9cm" svg:y="2cm">
          <text:p/>
        </draw:rect>
        <draw:custom-shape draw:style-name="gr20" draw:text-style-name="P21" draw:layer="layout" svg:width="11.74cm" svg:height="1.45cm" svg:x="9.38cm" svg:y="9.735cm">
          <text:p text:style-name="P1"><text:span text:style-name="T15">Delete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1" draw:layer="layout" svg:width="2.62cm" svg:height="1.45cm" svg:x="18.5cm" svg:y="6cm">
          <text:p text:style-name="P1"><text:span text:style-name="T15">Dele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9" draw:text-style-name="P1" draw:layer="layout" svg:width="4cm" svg:height="2.5cm" svg:x="18cm" svg:y="5.5cm">
          <text:p/>
        </draw:rect>
        <draw:rect draw:style-name="gr19" draw:text-style-name="P1" draw:layer="layout" svg:width="13.5cm" svg:height="2cm" svg:x="8.5cm" svg:y="9.5cm">
          <text:p/>
        </draw:rect>
        <draw:rect draw:style-name="gr19" draw:text-style-name="P1" draw:layer="layout" svg:width="4cm" svg:height="2.5cm" svg:x="18cm" svg:y="1.5cm">
          <text:p/>
        </draw:rect>
        <draw:rect draw:style-name="gr19" draw:text-style-name="P1" draw:layer="layout" svg:width="9.5cm" svg:height="2.5cm" svg:x="8.5cm" svg:y="1.5cm">
          <text:p/>
        </draw:rect>
        <draw:rect draw:style-name="gr19" draw:text-style-name="P1" draw:layer="layout" svg:width="7.5cm" svg:height="2.5cm" svg:x="10.5cm" svg:y="5.5cm">
          <text:p/>
        </draw:rect>
        <draw:rect draw:style-name="gr19" draw:text-style-name="P1" draw:layer="layout" svg:width="2cm" svg:height="2.5cm" svg:x="8.5cm" svg:y="5.5cm">
          <text:p/>
        </draw:rect>
        <draw:frame draw:style-name="gr5" draw:text-style-name="P18" draw:layer="layout" svg:width="1.658cm" svg:height="1.304cm" svg:x="22.112cm" svg:y="1.5cm">
          <draw:text-box>
            <text:p><text:span text:style-name="T12">Header</text:span></text:p>
            <text:p><text:span text:style-name="T12">Title</text:span></text:p>
            <text:p><text:span text:style-name="T12">Button</text:span></text:p>
          </draw:text-box>
        </draw:frame>
        <draw:frame draw:style-name="gr5" draw:text-style-name="P18" draw:layer="layout" svg:width="3.249cm" svg:height="1.655cm" svg:x="22.112cm" svg:y="5.5cm">
          <draw:text-box>
            <text:p><text:span text:style-name="T12">List edge-to-edge</text:span></text:p>
            <text:p><text:span text:style-name="T12">Input</text:span></text:p>
            <text:p><text:span text:style-name="T12">Link</text:span></text:p>
            <text:p><text:span text:style-name="T12">Button</text:span></text:p>
          </draw:text-box>
        </draw:frame>
        <draw:frame draw:style-name="gr5" draw:text-style-name="P18" draw:layer="layout" svg:width="3.719cm" svg:height="0.602cm" svg:x="22.112cm" svg:y="9.494cm">
          <draw:text-box>
            <text:p><text:span text:style-name="T12">Button edge-to-edge</text:span></text:p>
          </draw:text-box>
        </draw:frame>
      </draw:page>
      <draw:page draw:name="page5" draw:style-name="dp1" draw:master-page-name="Standard">
        <draw:rect draw:style-name="gr21" draw:text-style-name="P22" draw:layer="layout" svg:width="3.599cm" svg:height="5.391cm" svg:x="3cm" svg:y="13.609cm">
          <text:p/>
        </draw:rect>
        <draw:rect draw:style-name="gr22" draw:text-style-name="P23" draw:layer="layout" svg:width="3.599cm" svg:height="0.719cm" svg:x="3cm" svg:y="13.609cm">
          <text:p text:style-name="P23">ItemService</text:p>
        </draw:rect>
        <draw:rect draw:style-name="gr22" draw:text-style-name="P22" draw:layer="layout" svg:width="2.7cm" svg:height="1.078cm" svg:x="3.449cm" svg:y="17.563cm">
          <text:p text:style-name="P22">ItemDao</text:p>
        </draw:rect>
        <draw:rect draw:style-name="gr22" draw:text-style-name="P22" draw:layer="layout" svg:width="2.7cm" svg:height="1.078cm" svg:x="3.449cm" svg:y="16.125cm">
          <text:p text:style-name="P22">Item</text:p>
        </draw:rect>
        <draw:rect draw:style-name="gr23" draw:text-style-name="P22" draw:layer="layout" svg:width="6.748cm" svg:height="5.391cm" svg:x="7.048cm" svg:y="13.609cm">
          <text:p/>
        </draw:rect>
        <draw:rect draw:style-name="gr22" draw:text-style-name="P23" draw:layer="layout" svg:width="6.748cm" svg:height="0.719cm" svg:x="7.048cm" svg:y="13.609cm">
          <text:p text:style-name="P23">LocationService</text:p>
        </draw:rect>
        <draw:rect draw:style-name="gr22" draw:text-style-name="P22" draw:layer="layout" svg:width="2.699cm" svg:height="1.078cm" svg:x="7.498cm" svg:y="17.563cm">
          <text:p text:style-name="P22">ItemIndexDao</text:p>
        </draw:rect>
        <draw:rect draw:style-name="gr22" draw:text-style-name="P22" draw:layer="layout" svg:width="2.699cm" svg:height="1.078cm" svg:x="7.498cm" svg:y="16.125cm">
          <text:p text:style-name="P22">ItemIndex</text:p>
        </draw:rect>
        <draw:rect draw:style-name="gr22" draw:text-style-name="P22" draw:layer="layout" svg:width="5.848cm" svg:height="1.078cm" svg:x="7.498cm" svg:y="14.688cm">
          <text:p text:style-name="P22">ItemIndexEngine</text:p>
        </draw:rect>
        <draw:rect draw:style-name="gr22" draw:text-style-name="P22" draw:layer="layout" svg:width="2.698cm" svg:height="1.078cm" svg:x="10.648cm" svg:y="17.563cm">
          <text:p text:style-name="P22">LocationDao</text:p>
        </draw:rect>
        <draw:rect draw:style-name="gr22" draw:text-style-name="P22" draw:layer="layout" svg:width="2.698cm" svg:height="1.078cm" svg:x="10.648cm" svg:y="16.125cm">
          <text:p text:style-name="P22">Location</text:p>
        </draw:rect>
        <draw:rect draw:style-name="gr24" draw:text-style-name="P22" draw:layer="layout" svg:width="22.042cm" svg:height="5.391cm" svg:x="3cm" svg:y="7.5cm">
          <text:p/>
        </draw:rect>
        <draw:rect draw:style-name="gr22" draw:text-style-name="P23" draw:layer="layout" svg:width="22.042cm" svg:height="0.719cm" svg:x="3cm" svg:y="7.5cm">
          <text:p text:style-name="P23">Web</text:p>
        </draw:rect>
        <draw:rect draw:style-name="gr22" draw:text-style-name="P22" draw:layer="layout" svg:width="21.143cm" svg:height="1.078cm" svg:x="3.449cm" svg:y="11.453cm">
          <text:p text:style-name="P22">Validation</text:p>
        </draw:rect>
        <draw:rect draw:style-name="gr22" draw:text-style-name="P22" draw:layer="layout" svg:width="4.949cm" svg:height="1.078cm" svg:x="3.449cm" svg:y="10.016cm">
          <text:p text:style-name="P22">Edit</text:p>
        </draw:rect>
        <draw:rect draw:style-name="gr22" draw:text-style-name="P22" draw:layer="layout" svg:width="21.143cm" svg:height="1.078cm" svg:x="3.449cm" svg:y="8.578cm">
          <text:p text:style-name="P22">Interceptor</text:p>
        </draw:rect>
        <draw:rect draw:style-name="gr23" draw:text-style-name="P22" draw:layer="layout" svg:width="6.748cm" svg:height="5.391cm" svg:x="14.246cm" svg:y="13.609cm">
          <text:p/>
        </draw:rect>
        <draw:rect draw:style-name="gr22" draw:text-style-name="P23" draw:layer="layout" svg:width="6.748cm" svg:height="0.719cm" svg:x="14.246cm" svg:y="13.609cm">
          <text:p text:style-name="P23">NoteService</text:p>
        </draw:rect>
        <draw:rect draw:style-name="gr22" draw:text-style-name="P22" draw:layer="layout" svg:width="2.698cm" svg:height="1.078cm" svg:x="14.696cm" svg:y="17.563cm">
          <text:p text:style-name="P22">NoteItemDao</text:p>
        </draw:rect>
        <draw:rect draw:style-name="gr22" draw:text-style-name="P22" draw:layer="layout" svg:width="2.698cm" svg:height="1.078cm" svg:x="14.696cm" svg:y="16.125cm">
          <text:p text:style-name="P22">NoteItem</text:p>
        </draw:rect>
        <draw:rect draw:style-name="gr22" draw:text-style-name="P22" draw:layer="layout" svg:width="2.698cm" svg:height="1.078cm" svg:x="17.845cm" svg:y="17.563cm">
          <text:p text:style-name="P22">NoteDao</text:p>
        </draw:rect>
        <draw:rect draw:style-name="gr22" draw:text-style-name="P22" draw:layer="layout" svg:width="2.698cm" svg:height="1.078cm" svg:x="17.845cm" svg:y="16.125cm">
          <text:p text:style-name="P22">Note</text:p>
        </draw:rect>
        <draw:rect draw:style-name="gr23" draw:text-style-name="P22" draw:layer="layout" svg:width="3.599cm" svg:height="5.391cm" svg:x="21.443cm" svg:y="13.609cm">
          <text:p/>
        </draw:rect>
        <draw:rect draw:style-name="gr22" draw:text-style-name="P23" draw:layer="layout" svg:width="3.599cm" svg:height="0.719cm" svg:x="21.443cm" svg:y="13.609cm">
          <text:p text:style-name="P23">UserService</text:p>
        </draw:rect>
        <draw:rect draw:style-name="gr22" draw:text-style-name="P22" draw:layer="layout" svg:width="2.699cm" svg:height="1.078cm" svg:x="21.893cm" svg:y="17.563cm">
          <text:p text:style-name="P22">UserProfileDao</text:p>
        </draw:rect>
        <draw:rect draw:style-name="gr22" draw:text-style-name="P22" draw:layer="layout" svg:width="2.699cm" svg:height="1.078cm" svg:x="21.893cm" svg:y="16.125cm">
          <text:p text:style-name="P22">UserProfile</text:p>
        </draw:rect>
        <draw:rect draw:style-name="gr22" draw:text-style-name="P22" draw:layer="layout" svg:width="4.948cm" svg:height="1.078cm" svg:x="8.848cm" svg:y="10.016cm">
          <text:p text:style-name="P22">Index</text:p>
        </draw:rect>
        <draw:rect draw:style-name="gr22" draw:text-style-name="P22" draw:layer="layout" svg:width="4.948cm" svg:height="1.078cm" svg:x="14.246cm" svg:y="10.016cm">
          <text:p text:style-name="P22">Item</text:p>
        </draw:rect>
        <draw:rect draw:style-name="gr22" draw:text-style-name="P22" draw:layer="layout" svg:width="4.949cm" svg:height="1.078cm" svg:x="19.643cm" svg:y="10.016cm">
          <text:p text:style-name="P22">Note</text:p>
        </draw:rect>
        <draw:rect draw:style-name="gr24" draw:text-style-name="P22" draw:layer="layout" svg:width="22.042cm" svg:height="5.391cm" svg:x="3cm" svg:y="7.501cm">
          <text:p/>
        </draw:rect>
        <draw:rect draw:style-name="gr22" draw:text-style-name="P23" draw:layer="layout" svg:width="22.042cm" svg:height="0.719cm" svg:x="3cm" svg:y="7.501cm">
          <text:p text:style-name="P23">Web</text:p>
        </draw:rect>
        <draw:rect draw:style-name="gr22" draw:text-style-name="P22" draw:layer="layout" svg:width="21.143cm" svg:height="1.078cm" svg:x="3.449cm" svg:y="11.454cm">
          <text:p text:style-name="P22">Validation</text:p>
        </draw:rect>
        <draw:rect draw:style-name="gr22" draw:text-style-name="P22" draw:layer="layout" svg:width="4.949cm" svg:height="1.078cm" svg:x="3.449cm" svg:y="10.017cm">
          <text:p text:style-name="P22">Edit</text:p>
        </draw:rect>
        <draw:rect draw:style-name="gr22" draw:text-style-name="P22" draw:layer="layout" svg:width="21.143cm" svg:height="1.078cm" svg:x="3.449cm" svg:y="8.579cm">
          <text:p text:style-name="P22">Interceptor</text:p>
        </draw:rect>
        <draw:rect draw:style-name="gr22" draw:text-style-name="P22" draw:layer="layout" svg:width="4.948cm" svg:height="1.078cm" svg:x="8.848cm" svg:y="10.017cm">
          <text:p text:style-name="P22">Index</text:p>
        </draw:rect>
        <draw:rect draw:style-name="gr22" draw:text-style-name="P22" draw:layer="layout" svg:width="4.948cm" svg:height="1.078cm" svg:x="14.246cm" svg:y="10.017cm">
          <text:p text:style-name="P22">Item</text:p>
        </draw:rect>
        <draw:rect draw:style-name="gr22" draw:text-style-name="P22" draw:layer="layout" svg:width="4.949cm" svg:height="1.078cm" svg:x="19.643cm" svg:y="10.017cm">
          <text:p text:style-name="P22">Note</text:p>
        </draw:rect>
        <draw:rect draw:style-name="gr25" draw:text-style-name="P22" draw:layer="layout" svg:width="22.042cm" svg:height="2.999cm" svg:x="2.958cm" svg:y="2cm">
          <text:p/>
        </draw:rect>
        <draw:rect draw:style-name="gr22" draw:text-style-name="P23" draw:layer="layout" svg:width="22.042cm" svg:height="0.719cm" svg:x="2.958cm" svg:y="2cm">
          <text:p text:style-name="P23">Client</text:p>
        </draw:rect>
        <draw:rect draw:style-name="gr22" draw:text-style-name="P22" draw:layer="layout" svg:width="4.949cm" svg:height="1.078cm" svg:x="3.407cm" svg:y="3.421cm">
          <text:p text:style-name="P22">HTML</text:p>
        </draw:rect>
        <draw:rect draw:style-name="gr22" draw:text-style-name="P22" draw:layer="layout" svg:width="4.948cm" svg:height="1.078cm" svg:x="14.01cm" svg:y="3.421cm">
          <text:p text:style-name="P22">JavaScript</text:p>
        </draw:rect>
        <draw:rect draw:style-name="gr22" draw:text-style-name="P22" draw:layer="layout" svg:width="4.948cm" svg:height="1.078cm" svg:x="19.51cm" svg:y="3.421cm">
          <text:p text:style-name="P22">CS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99ccff" draw:end-color="#94bd5e" draw:start-intensity="100%" draw:end-intensity="100%" draw:angle="0" draw:border="0%"/>
    <draw:gradient draw:name="Gradient_20_8" draw:display-name="Gradient 8" draw:style="linear" draw:start-color="#99ccff" draw:end-color="#94bd5e" draw:start-intensity="100%" draw:end-intensity="100%" draw:angle="0" draw:border="0%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Normal_20_gestrichelt" draw:display-name="Normal gestrichelt" draw:style="rect" draw:dots1="1" draw:dots1-length="300%" draw:distance="3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3-27T11:29:34</dc:date>
    <dc:creator>Moritz Petersen</dc:creator>
    <meta:editing-duration>PT466H27M22S</meta:editing-duration>
    <meta:editing-cycles>39</meta:editing-cycles>
    <meta:generator>OpenOffice.org/3.2$Unix OpenOffice.org_project/320m18$Build-9502</meta:generator>
    <meta:document-statistic meta:object-count="164"/>
  </office:meta>
</office:document-meta>
</file>